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Git kullanımı</text:p>
      <text:p text:style-name="rststyle-textbody">Bu dokümanda sürüm kontrol sistemi olan git komutu nasıl kullanılır anlatılacakdır.</text:p>
      <text:section text:name="Section1" text:style-name="Sect1">
        <text:h text:outline-level="1" text:style-name="rststyle-heading1">Git kurulumu</text:h>
        <text:p text:style-name="rststyle-textbody">git kurulumu debian tabanlı dağıtımlar için aşağıdaki komut kullanılarak kurulabilir.</text:p>
        <ns0:p ns0:style-name="rststyle-codeblock">$ apt install git-core</ns0:p>
        <text:span text:style-name="rststyle-whitespace"> </text:span>
        <text:span text:style-name="rststyle-whitespace"> </text:span>
        <text:span text:style-name="rststyle-whitespace"> </text:span>
        <text:p text:style-name="rststyle-textbody">Kaynak koddan derlemek için öncelikle git kaynak kodunu indirip bizine açalım.
Ardından aşağıdaki adımları uygulayarak derleyelim ve kuralım.</text:p>
        <ns0:p ns0:style-name="rststyle-codeblock">./configure --prefix=/usr<ns0:line-break/>make<ns0:line-break/>make install</ns0:p>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2" text:style-name="Sect1">
        <text:h text:outline-level="1" text:style-name="rststyle-heading1">Git ne işe yarar</text:h>
        <text:p text:style-name="rststyle-textbody">Git yazdığımız kodların sürüm takibini yapmamızı sağlayan bir araçtır.
Bu sayede kod yazarken önceki değişiklikleri kaybetmeden düzenli bir şekilde kodda yaptığımız değişiklikleri görebilir ve ihtiyaç duyulduğunda eski sürümlere dönülebilir.
Ayrıca git sayesinde yazdığımız kodu git sunucuları (github, gitlab vb) kullanarak paylaşmak mümkündür.</text:p>
      </text:section>
      <text:section text:name="Section3" text:style-name="Sect1">
        <text:h text:outline-level="1" text:style-name="rststyle-heading1">Git kullanarak kaynak kodun indirilmesi</text:h>
        <text:p text:style-name="rststyle-textbody">Git kullanarak kaynak kodu bilgisayarımıza indirmek için <text:span text:style-name="rststyle-quotation">git clone</text:span> komutundan faydalanılır.
Bu komut git sunucusundan yapılan tüm değişiklikler ile beraber indirir.
Eğer belli miktarda değişiklikle indirmek isterseniz <text:span text:style-name="rststyle-strong">--depth=</text:span> parametresi eklenmelidir.</text:p>
        <ns0:p ns0:style-name="rststyle-codeblock"># sadece son değişikliği almak için --depth=1 eklendi.<ns0:line-break/>$ git clone https://gitlab.com/sulincix/sayfalar.git --depth=1</ns0:p>
        <text:span text:style-name="rststyle-comment">
          <text:span text:style-name="rststyle-single"># sadece son değişikliği almak için --depth=1 eklendi.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1</text:span>
        </text:span>
        <text:p text:style-name="rststyle-textbody">İndrilen kodun istediğiniz bir dizine indirilmesini istiyorsanız komutun sonuna istenilen konumu yazmanız gereklidir.</text:p>
        <ns0:p ns0:style-name="rststyle-codeblock">$ git clone https://gitlab.com/sulincix/sayfalar.git ~/Belgeler/sayfalar</ns0:p>
        <text:span text:style-name="rststyle-whitespace"> </text:span>
        <text:span text:style-name="rststyle-whitespace"> </text:span>
        <text:span text:style-name="rststyle-whitespace"> </text:span>
        <text:span text:style-name="rststyle-whitespace"> </text:span>
      </text:section>
      <text:section text:name="Section4" text:style-name="Sect1">
        <text:h text:outline-level="1" text:style-name="rststyle-heading1">Eski değişiklikleri görmek ve eski sürüme dönmek</text:h>
        <text:p text:style-name="rststyle-textbody"><text:span text:style-name="rststyle-quotation">git log</text:span> komutunu kullanarak eski değişiklikleri görebilirsiniz. Bu yapılan değişiklikler <text:span text:style-name="rststyle-strong">commit</text:span> olarak adlandırılır.
Yazının bundan sonraki kısmında <text:span text:style-name="rststyle-strong">commit</text:span> sözcüğü kullanılacaktır.</text:p>
        <text:p text:style-name="rststyle-textbody">Her commitin bir id değeri bulunur. Bu değer kullanılarak eski sürüme dönülebilir.</text:p>
        <ns0:p ns0:style-name="rststyle-codeblock">$ git log<ns0:line-break/>-&gt; commit a983f37db618a06a53adb593dd97aa0282775ef5 (HEAD -&gt; master, origin/master, origin/HEAD)<ns0:line-break/>-&gt; Author: aliriza &lt;aliriza.keskin@pardus.org.tr&gt;<ns0:line-break/>-&gt; Date: <ns0:s ns0:c="2"/>Mon Oct 10 08:31:30 2022 +0000<ns0:line-break/>-&gt;<ns0:line-break/>-&gt; <ns0:s ns0:c="4"/>commit 2<ns0:line-break/>-&gt;<ns0:line-break/>-&gt; commit 180a8bcaf81485958fded6a69c97d15161fd1b75<ns0:line-break/>-&gt; Author: aliriza &lt;aliriza.keskin@pardus.org.tr&gt;<ns0:line-break/>-&gt; Date: <ns0:s ns0:c="2"/>Tue Sep 27 10:11:12 2022 +0000<ns0:line-break/>-&gt;<ns0:line-break/>-&gt; <ns0:s ns0:c="4"/>commit 1<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literal">
          <text:span text:style-name="rststyle-number">08</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0</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p text:style-name="rststyle-textbody">Burada eski sürüme dönmek için <text:span text:style-name="rststyle-quotation">git reset &lt;commit-id&gt;</text:span> komutu kullanılır.
Bu komut kodda yapılan değişiklikleri silmeyip git içerisinde eski sürüme dönmeyi sağlar.
Eğer git üzerinde yaptığınız değişiklikleri de geri almak isterseniz <text:span text:style-name="rststyle-quotation">--hard</text:span> parametresini kullanabilirsiniz.
Bu parametre tehlikelidir çünkü yazdığınız kodu geri dönülemez şekilde siler.</text:p>
        <text:p text:style-name="rststyle-textbody">Ayrıca commit id yerine <text:span text:style-name="rststyle-quotation">HEAD~n</text:span> kullanarak <text:span text:style-name="rststyle-strong">n</text:span> sayıda önceki commite geri dönebilirsiniz.</text:p>
        <ns0:p ns0:style-name="rststyle-codeblock"># belirtilen commit-id değerine göre eski sürüme dönmek için (hard reset)<ns0:line-break/>$ git reset 180a8bcaf81485958fded6a69c97d15161fd1b75 --hard<ns0:line-break/># belirtilen sayıda eski sürüme dönmek için (reset)<ns0:line-break/>$ git reset HEAD~2</ns0:p>
        <text:span text:style-name="rststyle-comment">
          <text:span text:style-name="rststyle-single"># belirtilen commit-id değerine göre eski sürüme dönmek için (hard rese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elirtilen sayıda eski sürüme dönmek için (reset)
</text:span>
        </text:span>
        <text:span text:style-name="rststyle-whitespace"> </text:span>
        <text:span text:style-name="rststyle-whitespace"> </text:span>
        <text:span text:style-name="rststyle-whitespace"> </text:span>
      </text:section>
      <text:section text:name="Section5" text:style-name="Sect1">
        <text:h text:outline-level="1" text:style-name="rststyle-heading1">Sunucudaki güncel değişiklikleri almak</text:h>
        <text:p text:style-name="rststyle-textbody">Sunucudaki değişiklikleri <text:span text:style-name="rststyle-quotation">git pull</text:span> komutu ile alabiliriz.
Bu komut sunucu tarafında yapılan değişiklikleri yereldeki git deposuna ekleyecektir.</text:p>
        <ns0:p ns0:style-name="rststyle-codeblock">$ git pull</ns0:p>
        <text:span text:style-name="rststyle-whitespace"> </text:span>
        <text:span text:style-name="rststyle-whitespace"> </text:span>
      </text:section>
      <text:section text:name="Section6" text:style-name="Sect1">
        <text:h text:outline-level="1" text:style-name="rststyle-heading1">Yeni commit oluşturma</text:h>
        <text:p text:style-name="rststyle-textbody">Kaynak kodda yaptığımız değişiklikleri yeni bir commit olarak oluşturmak için <text:span text:style-name="rststyle-quotation">git commit</text:span> komutu kullanılır.
Bunun için öncelikle hangi dosyaları değiştirdiysek <text:span text:style-name="rststyle-quotation">git add</text:span> komutu ile belirtemiz gerekir.
Daha sonra <text:span text:style-name="rststyle-quotation">git checkout</text:span> komutu ile yapılan değişikliklerin düzgün bir şekilde algılandığından emin olunur.
Son olarak <text:span text:style-name="rststyle-quotation">git commit</text:span> komutu ile yeni commit oluşturulur.</text:p>
        <text:p text:style-name="rststyle-textbody">git commit komutu doğrudan çalıştırıldığında metin düzenleyici ile commit mesajı düzenleme ekranı çalıştırılır.
Eğer bu ekranı kullanmak yerine parametre ile belirtmek istereniz <text:span text:style-name="rststyle-strong">-m</text:span> parametresi eklemelisiniz.</text:p>
        <ns0:p ns0:style-name="rststyle-codeblock">$ git add rst/git-kullanimi.rst<ns0:line-break/>$ git checkout<ns0:line-break/>-&gt; M <ns0:s ns0:c="3"/>rst/git-kullanimi.rst<ns0:line-break/>$ git commit -m "commit mesajı"</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commit mesajı"</text:span>
          </text:span>
        </text:span>
        <text:p text:style-name="rststyle-textbody">commit mesajı düzenleyici <text:span text:style-name="rststyle-strong">EDITOR</text:span> çevreler değişkeni ile belirlenir. Genellikle varsayılan olarak vim kullanılır.
Bunu değiştirmek için <text:span text:style-name="rststyle-strong">~/.bashrc</text:span> içerisinde aşağıdaki gibi tanımlama yapabilirsiniz.</text:p>
        <ns0:p ns0:style-name="rststyle-codeblock">export EDITOR=nano</ns0:p>
        <text:span text:style-name="rststyle-name">
          <text:span text:style-name="rststyle-builtin">export</text:span>
        </text:span>
        <text:span text:style-name="rststyle-whitespace"> </text:span>
        <text:span text:style-name="rststyle-name">
          <text:span text:style-name="rststyle-variable">EDITOR</text:span>
        </text:span>
        <text:span text:style-name="rststyle-operator">=</text:span>
        <text:p text:style-name="rststyle-textbody">Commit mesajını değiştirmek için <text:span text:style-name="rststyle-quotation">git commit --amend</text:span> komutunu kullanabilirsiniz.</text:p>
        <text:p text:style-name="rststyle-textbody">Yeni commit oluşturduktan sonra <text:span text:style-name="rststyle-strong">HEAD</text:span> ve <text:span text:style-name="rststyle-strong">origin</text:span> artık aynı committe olmayacaktır.
Burada HEAD sizin yerel olarak bulundurduğunuz halini origin ise git sunucusundaki halini gösterir.</text:p>
        <ns0:p ns0:style-name="rststyle-codeblock">$ git log<ns0:line-break/>-&gt; commit 03d5176f5e5b46e43dd688fd7b884a58e60afcd4 (HEAD -&gt; master)<ns0:line-break/>-&gt; Author: aliriza &lt;aliriza.keskin@pardus.org.tr&gt;<ns0:line-break/>-&gt; Date: <ns0:s ns0:c="2"/>Mon Jan 9 11:09:02 2023 +0300<ns0:line-break/>-&gt;<ns0:line-break/>-&gt; <ns0:s ns0:c="4"/>commit 2<ns0:line-break/>-&gt;<ns0:line-break/>-&gt; commit 913d993457d7b07e81746088fbc7cf6aaf9bc01a (origin/master, origin/HEAD)<ns0:line-break/>-&gt; Author: aliriza &lt;aliriza.keskin@pardus.org.tr&gt;<ns0:line-break/>-&gt; Date: <ns0:s ns0:c="2"/>Tue Dec 27 16:44:49 2022 +0300<ns0:line-break/>-&gt;<ns0:line-break/>-&gt; <ns0:s ns0:c="4"/>commit 1</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literal">
          <text:span text:style-name="rststyle-number">11</text:span>
        </text:span>
        <text:span text:style-name="rststyle-whitespace"> </text:span>
        <text:span text:style-name="rststyle-literal">
          <text:span text:style-name="rststyle-number">2023</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6</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ection>
      <text:section text:name="Section7" text:style-name="Sect1"><text:h text:outline-level="1" text:style-name="rststyle-heading1">Git sunucusuna gönderme</text:h><text:p text:style-name="rststyle-textbody">Yaptığımız değişiklikleri git sunucusuna göndermek için <text:span text:style-name="rststyle-quotation">git push</text:span> komutu kullanılır.
Sunucu sizden kullanıcı adı ve parola ile doğrulama isteyebilir.
Sunucuya ssh anahtarı eklediyseniz ve ssh üzerinden kullanıyorsanız genellikle doğrulama yapılırken parolaya gerek duyulmaz.</text:p><text:p text:style-name="rststyle-textbody"><text:span text:style-name="rststyle-strong">Not:</text:span> github 13 Ağustos 2021 tarihinde https üzerinden commit göndermeyi engellemeye başladı.
Parolanız yerine githubdan sağlayacağınız token değerini girmeniz gerekmektedir.
Github kullanıyorsanız ssh anahtarı ile kullanmanızı öneririm.</text:p><ns0:p ns0:style-name="rststyle-codeblock">$ git push<ns0:line-break/>-&gt; Username for 'https://gitlab.com': sulincix<ns0:line-break/>-&gt; Password for 'https://sulincix@gitlab.com':<ns0:line-break/>-&gt; Enumerating objects: 3, done.<ns0:line-break/>-&gt; Counting objects: 100% (3/3), done.<ns0:line-break/>-&gt; Writing objects: 100% (3/3), 205 bytes | 205.00 KiB/s, done.<ns0:line-break/>-&gt; Total 3 (delta 0), reused 0 (delta 0), pack-reused 0<ns0:line-break/>-&gt; remote: . Processing 1 references<ns0:line-break/>-&gt; remote: Processed 1 references in total<ns0:line-break/>-&gt; To https://gitlab.com/sulincix/git-dersi.git<ns0:line-break/>-&gt; <ns0:s ns0:c="3"/>1ac2e12..2742a1f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gitlab.com'</text:span></text:span></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sulincix@gitlab.com'</text:span></text:span></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literal"><text:span text:style-name="rststyle-number">205</text:span></text:span><text:span text:style-name="rststyle-whitespace"> </text:span><text:span text:style-name="rststyle-whitespace"> </text:span><text:span text:style-name="rststyle-punctuation">|</text:span><text:span text:style-name="rststyle-whitespace"> </text:span><text:span text:style-name="rststyle-literal"><text:span text:style-name="rststyle-number">205</text:span></text:span><text:span text:style-name="rststyle-whitespace"> </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sunucusunda daha önceden yaptığınız değişiklikler varsa ve sizin yaptığınız değişiklikler ile çakışıyorsa <text:span text:style-name="rststyle-quotation">git push</text:span> komutu hata verecektir.
Bu duruma <text:span text:style-name="rststyle-strong">conflict</text:span> adı verilir. Conflict çözmek için öncelikle <text:span text:style-name="rststyle-strong">git pull --rebase</text:span> komutu kullanılır.</text:p><ns0:p ns0:style-name="rststyle-codeblock">git push<ns0:line-break/>-&gt; Username for ...<ns0:line-break/>-&gt; Password for ...<ns0:line-break/>-&gt; To https://gitlab.com/sulincix/git-dersi.git<ns0:line-break/>-&gt; <ns0:s ns0:c="1"/>! [rejected] <ns0:s ns0:c="7"/>master -&gt; master (fetch first)</ns0:p><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whitespace"> </text:span><text:span text:style-name="rststyle-operator">)</text:span><text:p text:style-name="rststyle-textbody">Yukarıdaki örnekde <text:span text:style-name="rststyle-quotation">git push</text:span> komutunu sunucudaki değişiklikleri almadan çalıştırdığımız için bize önce <text:span text:style-name="rststyle-quotation">git pull</text:span> komutu kullanarak değişiklikleri almamız söyleniyor.</text:p><ns0:p ns0:style-name="rststyle-codeblock">$ git pull --rebase<ns0:line-break/>...<ns0:line-break/>-&gt; From https://gitlab.com/sulincix/git-dersi.git<ns0:line-break/>-&gt; <ns0:s ns0:c="3"/>61e3643..e2fe24f <ns0:s ns0:c="1"/>master <ns0:s ns0:c="4"/>-&gt; origin/master<ns0:line-break/>-&gt; Auto-merging commit 3<ns0:line-break/>-&gt; CONFLICT (add/add): Merge conflict in commit 3<ns0:line-break/>-&gt; error: could not apply abaf641... commit 3<ns0:line-break/>...</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p text:style-name="rststyle-textbody">Conflict durumunda <text:span text:style-name="rststyle-strong">rebase</text:span> moduna geçilir. Bu modda çakışan dosyalarda hangisinin seçileceğine karar verilir.
Çakışan dosyalar aşağıdaki gibi hal alır. Burada çakışma giderildikten sonra yeni bir commit oluşturmanız gerekmektedir.</text:p><ns0:p ns0:style-name="rststyle-codeblock">...<ns0:line-break/>&lt;&lt;&lt;&lt;&lt;&lt;&lt; HEAD<ns0:line-break/>print("hello world")<ns0:line-break/>=======<ns0:line-break/>print("hi world")<ns0:line-break/>&gt;&gt;&gt;&gt;&gt;&gt;&gt; abaf641 (aaa)<ns0:line-break/>...</ns0:p><text:span text:style-name="rststyle-whitespace">
</text:span><text:span text:style-name="rststyle-operator">&lt;&lt;&lt;&lt;&lt;&lt;</text:span><text:span text:style-name="rststyle-whitespace"> </text:span><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span text:style-name="rststyle-operator">=======</text:span><text:span text:style-name="rststyle-whitespace">
</text:span><text:span text:style-name="rststyle-operator">(</text:span><text:span text:style-name="rststyle-literal"><text:span text:style-name="rststyle-string"><text:span text:style-name="rststyle-double">"hi world"</text:span></text:span></text:span><text:span text:style-name="rststyle-operator">)</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p text:style-name="rststyle-textbody">Burada iki değişiklikten hangisinin kalması isteniyorsa o tutulur diğerleri silinir.
Daha sonrasında yeni commit oluşturulur Yukarıdaki örnekte son hali aşağıdaki gibi olmalıdır.</text:p><ns0:p ns0:style-name="rststyle-codeblock">...<ns0:line-break/>print("hello world")<ns0:line-break/>...</ns0:p><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p text:style-name="rststyle-textbody">Çakışma giderildikten sonra yeni commit oluşturup gönderebiliriz.</text:p><ns0:p ns0:style-name="rststyle-codeblock">$ git add main.py<ns0:line-break/>$ git commit -m "Çakışma giderildi"</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string"><text:span text:style-name="rststyle-double">"Çakışma giderildi"</text:span></text:span></text:span><text:p text:style-name="rststyle-textbody">Çakışma giderildikten sonra rebase durumundan çıkmak için <text:span text:style-name="rststyle-quotation">git rebase --continue</text:span> komutu kullanılır.</text:p><ns0:p ns0:style-name="rststyle-codeblock">$ git rebase --continue<ns0:line-break/>-&gt; Successfully rebased and updated refs/heads/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Ardından git push komutu ile sunucuya gönderilir.</text:p><ns0:p ns0:style-name="rststyle-codeblock">$ git push<ns0:line-break/>-&gt; To https://gitlab.com/sulincix/git-dersi.git<ns0:line-break/>-&gt; <ns0:s ns0:c="3"/>e2fe24f..19361f6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rebase yapmaktan vazgeçmek istiyorsanız <text:span text:style-name="rststyle-quotation">git rebase --abort</text:span> kullanmanız gerekir. Bu sayede rebase işleminden çıkılır.</text:p><text:p text:style-name="rststyle-textbody"><office:annotation><dc:creator>a</dc:creator><text:p>code/block:: shell

$ git rebase --abort</text:p></office:annotation></text:p>code/block:: shell

$ git rebase --abort<text:p text:style-name="rststyle-textbody">Eğer sunucuya değişiklikleri zorla göndermek için <text:span text:style-name="rststyle-strong">--force</text:span> parametresi kullanılır.
Bu işlem sunucudaki değişiklikleri silip yerine yereldeki değişikliklerin atılmasını sağlar.</text:p><text:p text:style-name="rststyle-textbody"><text:span text:style-name="rststyle-strong">Not:</text:span> Bu işlem sonucunda sunucuda bulunan değişiklikler silindiği için tehlikelidir. <text:span text:style-name="rststyle-strong">Daha önemlisi arkadaşlarınız size küfür edebilir :D</text:span>
Mümkünse hiç force push yapmayın.</text:p></text:section>
      <text:section text:name="Section8" text:style-name="Sect1">
        <text:h text:outline-level="1" text:style-name="rststyle-heading1">Branch kavramı</text:h>
        <text:p text:style-name="rststyle-textbody">Git üzerinde birden çok dal ile çalışmak mümkündür. Bu dallar <text:span text:style-name="rststyle-strong">branch</text:span> sözcüğü ile ifade edilir.
Bu sadece koda yeri bir özelliği geliştirirken farklı bir dal kullanıp kodun stabil çalışan halini kullancak kişiler için korumanız mümkündür.</text:p>
        <text:p text:style-name="rststyle-textbody">Mecut branchları görüntülemek için <text:span text:style-name="rststyle-quotation">git branch</text:span> komutu kullanılır. Varsayılan branch adımız genellikle <text:span text:style-name="rststyle-strong">master</text:span> olarak tanımlıdır.</text:p>
        <ns0:p ns0:style-name="rststyle-codeblock">$ git branch<ns0:line-break/>-&gt; * maste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branch oluşturmak için <text:span text:style-name="rststyle-quotation">git branch &lt;dal-adı&gt;</text:span> komutu kullanılır.</text:p>
        <ns0:p ns0:style-name="rststyle-codeblock"># yeni branch oluşturalım<ns0:line-break/>$ git branch development<ns0:line-break/># branch listeleyelim<ns0:line-break/>$ git branch<ns0:line-break/>-&gt; <ns0:s ns0:c="2"/>development<ns0:line-break/>-&gt; * master</ns0:p>
        <text:span text:style-name="rststyle-comment">
          <text:span text:style-name="rststyle-single"># yeni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ranch liste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ukarıdaki örnekte mevcut bulunduğumuz branch başında * işareti bulunmaktadır.
Bulunduğumuz branchı değiştirmek için <text:span text:style-name="rststyle-quotation">git switch &lt;dal-adı&gt;</text:span> komutu kullanılır.</text:p>
        <ns0:p ns0:style-name="rststyle-codeblock">$ git switch development<ns0:line-break/>-&gt; Switched to branch 'development'<ns0:line-break/>$ git branch<ns0:line-break/>-&gt; * development<ns0:line-break/>-&gt; <ns0:s ns0:c="2"/>mast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single">'development'</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Dallarda yapılan değişiklikleri birleştirmek için <text:span text:style-name="rststyle-quotation">git merge &lt;dal1&gt; &lt;dal2&gt;</text:span> komutu kullanılır.</text:p>
        <ns0:p ns0:style-name="rststyle-codeblock">$ git merge development master</ns0:p>
        <text:span text:style-name="rststyle-whitespace"> </text:span>
        <text:span text:style-name="rststyle-whitespace"> </text:span>
        <text:span text:style-name="rststyle-whitespace"> </text:span>
        <text:span text:style-name="rststyle-whitespace"> </text:span>
        <text:p text:style-name="rststyle-textbody">Sunucuya değişikliklerimizi istenilen dalda göndermek için <text:span text:style-name="rststyle-quotation">git push &lt;remote-adı&gt; &lt;dal-adı&gt;</text:span> kullanılır.</text:p>
        <ns0:p ns0:style-name="rststyle-codeblock"># master branchına geçelim<ns0:line-break/>$ git switch master<ns0:line-break/># development branchını sunucuya yollayalım.<ns0:line-break/>$ git push origin development</ns0:p>
        <text:span text:style-name="rststyle-comment">
          <text:span text:style-name="rststyle-single"># master branchın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unucuya yollayalım.
</text:span>
        </text:span>
        <text:span text:style-name="rststyle-whitespace"> </text:span>
        <text:span text:style-name="rststyle-whitespace"> </text:span>
        <text:span text:style-name="rststyle-whitespace"> </text:span>
        <text:span text:style-name="rststyle-whitespace"> </text:span>
        <text:p text:style-name="rststyle-textbody">Branch silmek için <text:span text:style-name="rststyle-quotation">git branch -d &lt;dal-adı&gt;</text:span> komutunu kullanabilirsiniz. Bulunduğunuz dalı silemezsiniz. ( Bindiğiniz dalı kesemediğiniz gibi:D )</text:p>
        <ns0:p ns0:style-name="rststyle-codeblock"># önce diğer brancha geçelim<ns0:line-break/>$ git switch master<ns0:line-break/># development branchını silelim<ns0:line-break/>$ git branch -d development</ns0:p>
        <text:span text:style-name="rststyle-comment">
          <text:span text:style-name="rststyle-single"># önce diğer branch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ilelim
</text:span>
        </text:span>
        <text:span text:style-name="rststyle-whitespace"> </text:span>
        <text:span text:style-name="rststyle-whitespace"> </text:span>
        <text:span text:style-name="rststyle-whitespace"> </text:span>
        <text:span text:style-name="rststyle-whitespace"> </text:span>
        <text:p text:style-name="rststyle-textbody">Bir branchı yeniden adlandırmak için <text:span text:style-name="rststyle-quotation">git branch --move &lt;eski-ad&gt; &lt;yeni-ad&gt;</text:span> komutu kullanılır.</text:p>
        <ns0:p ns0:style-name="rststyle-codeblock"># bir branch oluşturalım.<ns0:line-break/>$ git branch dev<ns0:line-break/># yeniden adlandıralım.<ns0:line-break/>$ git branch --move dev development</ns0:p>
        <text:span text:style-name="rststyle-comment">
          <text:span text:style-name="rststyle-single"># bir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Remote kavramı</text:h>
        <text:p text:style-name="rststyle-textbody">Git üzerinde birden çok sunucu tanımlanabilir ve bunlardan istenilene veri alınıp verilebilir. Bu sunucular <text:span text:style-name="rststyle-strong">remote</text:span> sözcüğü ile ifade edilir.</text:p>
        <text:p text:style-name="rststyle-textbody">Mevcut remote listesi için <text:span text:style-name="rststyle-quotation">git remote</text:span> komutu kullanılır. varsayılan remote adı genellikle <text:span text:style-name="rststyle-strong">origin</text:span> olarak tanımlanır.</text:p>
        <ns0:p ns0:style-name="rststyle-codeblock">$ git remote<ns0:line-break/>-&gt; origin</ns0:p>
        <text:span text:style-name="rststyle-whitespace"> </text:span>
        <text:span text:style-name="rststyle-whitespace"> </text:span>
        <text:span text:style-name="rststyle-whitespace">
</text:span>
        <text:span text:style-name="rststyle-whitespace"> </text:span>
        <text:p text:style-name="rststyle-textbody">Bir remotenin hangi adreste olduğunu öğrenmek için <text:span text:style-name="rststyle-quotation">git remote get-url &lt;remote-adı&gt;</text:span> komutu kullanılır.</text:p>
        <ns0:p ns0:style-name="rststyle-codeblock">$ git remote get-url origin<ns0:line-break/>-&gt; https://gitlab.com/sulincix/sayfalar.gi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nin adresini değiştirmek için ise <text:span text:style-name="rststyle-quotation">git remote set-url &lt;remote-adı&gt; &lt;yeni-adres&gt;</text:span> kullanılır.</text:p>
        <ns0:p ns0:style-name="rststyle-codeblock">$ git remote set-url origin https://gitlab.com/sulincix/git-dersi.git</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remote eklemek için ise <text:span text:style-name="rststyle-quotation">git remote add &lt;remote-adı&gt; &lt;adres&gt;</text:span> kullanılır.</text:p>
        <ns0:p ns0:style-name="rststyle-codeblock">$ git remote add github https://github.com/sulincix/sayfalar.git<ns0:line-break/>$ git remote<ns0:line-break/>-&gt; origin<ns0:line-break/>-&gt; githu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 üzerinden değişiklikleri alıp vermek için <text:span text:style-name="rststyle-quotation">git pull &lt;remote-adı&gt;</text:span> ve <text:span text:style-name="rststyle-quotation">git push &lt;remote-adı&gt;</text:span> kullanılır.</text:p>
        <ns0:p ns0:style-name="rststyle-codeblock"># Değişiklikleri alalım<ns0:line-break/>$ git pull github<ns0:line-break/># diğer remote üzerine gönderelim.<ns0:line-break/>$ git push origin</ns0:p>
        <text:span text:style-name="rststyle-comment">
          <text:span text:style-name="rststyle-single"># Değişiklikleri al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iğer remote üzerine gönderelim.
</text:span>
        </text:span>
        <text:span text:style-name="rststyle-whitespace"> </text:span>
        <text:span text:style-name="rststyle-whitespace"> </text:span>
        <text:span text:style-name="rststyle-whitespace"> </text:span>
        <text:p text:style-name="rststyle-textbody">Bir remoteyi silmek için <text:span text:style-name="rststyle-quotation">git remote remove &lt;remote-adı&gt;</text:span> komutu kullanılır.
Yeniden adlandırmak için ise <text:span text:style-name="rststyle-quotation">git remote rename &lt;eski-ad&gt; &lt;yeni-ad&gt;</text:span> komutu kullanılır.</text:p>
        <ns0:p ns0:style-name="rststyle-codeblock"># yeniden adlandıralım.<ns0:line-break/>$ git remote rename github git<ns0:line-break/># remote silelim<ns0:line-break/>$ git remote remove git</ns0:p>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remote silelim
</text:span>
        </text:span>
        <text:span text:style-name="rststyle-whitespace"> </text:span>
        <text:span text:style-name="rststyle-whitespace"> </text:span>
        <text:span text:style-name="rststyle-whitespace"> </text:span>
        <text:span text:style-name="rststyle-whitespace"> </text:span>
      </text:section>
      <text:section text:name="Section10" text:style-name="Sect1">
        <text:h text:outline-level="1" text:style-name="rststyle-heading1">Squash commit kavramı</text:h>
        <text:p text:style-name="rststyle-textbody">Bazen git üzerinde farklı bir branch üzerinde geliştirme yaparken çok fazla miktarda commit ürettiğinizde bunları ana branch üzerine birleştirirken birsürü committen oluşması yerine tek bir commit haline getirmek isteyebilirsiniz.
Bu gibi durumlarda commitleri birleştirerek <text:span text:style-name="rststyle-strong">squash commit</text:span> elde edebilirsiniz. Bunun için rebase module geçmemiz gerekmektedir.</text:p>
        <text:p text:style-name="rststyle-textbody">İlk olarak <text:span text:style-name="rststyle-quotation">git rebase -i &lt;commit-id&gt;</text:span> komutu ile rebase moduna geçelim. burada <text:span text:style-name="rststyle-strong">-i</text:span> parametresi commitleri birleştirmemiz için metin düzenleyicimizde bir ekran açacaktır.</text:p>
        <ns0:p ns0:style-name="rststyle-codeblock"># rebase moduna geçelim.<ns0:line-break/>$ git rebase -i HEAD~5<ns0:line-break/># metin düzenleyicimizde aşağıdaki gibi metin bulunur.<ns0:line-break/>pick aa34d35 commit 5<ns0:line-break/>pick 879917e commit 4<ns0:line-break/>pick 864dc97 commit 3<ns0:line-break/>...</ns0:p>
        <text:span text:style-name="rststyle-comment">
          <text:span text:style-name="rststyle-single"># rebase moduna geç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metin düzenleyicimizde aşağıdaki gibi metin bulunur.
</text:span>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p text:style-name="rststyle-textbody">Yukarıdaki örnekte <text:span text:style-name="rststyle-strong">pick</text:span> ile belirtilen commitleri <text:span text:style-name="rststyle-strong">squash</text:span> olarak değiştirirseniz commit bir önceki commit ile birleştirilmiş olur.
Diğer komutlar düzenleyicide altta açıklama satırı olarak yer almaktadır.</text:p>
        <text:p text:style-name="rststyle-textbody">Düzenleyicide kaydedip çıktıktan sonra bu sefer commit mesajı ekranı ile karşılaşırız. Burada birleştirilmiş commit mesajını yazıp kaydettikten sonra commitler birleştirilmiş olur.</text: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8T22:07:28</meta:creation-date>
    <dc:creator>a</dc:creator>
    <dc:date>2023-09-18T22:07:28</dc:date>
    <dc:language>en-US</dc:language>
    <meta:editing-cycles>1</meta:editing-cycles>
    <meta:editing-duration>PT00M01S</meta:editing-duration>
    <dc:title>Git kullanımı</dc:title>
  </office:meta>
</office:document-meta>
</file>